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Webseiten Projekt Anforderungen</text:p>
      <text:p text:style-name="Standard"/>
      <text:p text:style-name="Standard">auf der Grundlage der Beispielseite soll eine Webseite unter github.io verfügbar sein.</text:p>
      <text:p text:style-name="Standard">Dabei bitte auf Urheberrecht von Quellen achten. Möglichst nur eigenen Text und eigene Bilder verwenden. </text:p>
      <text:p text:style-name="Standard"/>
      <text:p text:style-name="P2">Vorgabe an Webseite</text:p>
      <text:p text:style-name="Standard"/>
      <text:list xml:id="list7710003971695852408" text:style-name="L2">
        <text:list-item>
          <text:p text:style-name="P4">mit oder ohne Vorlage</text:p>
        </text:list-item>
        <text:list-item>
          <text:p text:style-name="P4">möglichst ohne Style im HTML – also HTML und CSS trennen</text:p>
        </text:list-item>
        <text:list-item>
          <text:p text:style-name="P4">Verlinkung der Seite oder mehrerer Seiten</text:p>
        </text:list-item>
        <text:list-item>
          <text:p text:style-name="P4">Gleiches Look and Feel der verschiedenen Seiten</text:p>
        </text:list-item>
        <text:list-item>
          <text:p text:style-name="P4">Abstände stimmig</text:p>
        </text:list-item>
        <text:list-item>
          <text:p text:style-name="P4">Sinnvollen Namen der Klassen und Ids</text:p>
        </text:list-item>
        <text:list-item>
          <text:p text:style-name="P4">HTML5 Layout Tags</text:p>
        </text:list-item>
      </text:list>
      <text:p text:style-name="Standard"/>
      <text:p text:style-name="P2">Vorgaben des Layouts</text:p>
      <text:p text:style-name="P2"/>
      <text:list xml:id="list2615582004000089799" text:style-name="L1">
        <text:list-item>
          <text:p text:style-name="P3">Nur Flexbox Layout </text:p>
        </text:list-item>
        <text:list-item>
          <text:p text:style-name="P3">Struktur der CSS Datei mit Kommentaren nachvollziehbar</text:p>
        </text:list-item>
        <text:list-item>
          <text:p text:style-name="P3">Alles was CSS enthält so erklärt werden können</text:p>
        </text:list-item>
        <text:list-item>
          <text:p text:style-name="P3">Responsive d.h. @media für verschiedene Bildschirmbreiten (betrifft Anordnung, Schift und Bilder)</text:p>
          <text:p text:style-name="P3"/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8-04-14T09:06:58.92</meta:creation-date>
    <dc:date>2018-04-14T15:44:47.77</dc:date>
    <dc:creator>Yvonne Fitzgerald</dc:creator>
    <meta:editing-duration>PT11M11S</meta:editing-duration>
    <meta:editing-cycles>5</meta:editing-cycles>
    <meta:generator>OpenOffice/4.1.4$Win32 OpenOffice.org_project/414m4$Build-9787</meta:generator>
    <meta:document-statistic meta:table-count="0" meta:image-count="0" meta:object-count="0" meta:page-count="1" meta:paragraph-count="16" meta:word-count="115" meta:character-count="722"/>
  </office:meta>
</office:document-meta>
</file>